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5af0" officeooo:paragraph-rsid="00165a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 loin la mer du nord</text:p>
      <text:p text:style-name="P1">adossee au <text:s/>littoral </text:p>
      <text:p text:style-name="P1">la foule defile dans un flot bruyant</text:p>
      <text:p text:style-name="P1">entre remous et repos</text:p>
      <text:p text:style-name="P1"/>
      <text:p text:style-name="P1">sous le soleil </text:p>
      <text:p text:style-name="P1">renaissent les sourires</text:p>
      <text:p text:style-name="P1">sur la digue </text:p>
      <text:p text:style-name="P1">se brisent les souvenirs,</text:p>
      <text:p text:style-name="P1">reves apaisants </text:p>
      <text:p text:style-name="P1">berces par l'ecume vibrante</text:p>
      <text:p text:style-name="P1">chahute par le vent</text:p>
      <text:p text:style-name="P1">le temps n'est plus alors rien </text:p>
      <text:p text:style-name="P1">fige en une saison</text:p>
      <text:p text:style-name="P1">dont le sable est le temo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57S</meta:editing-duration>
    <meta:editing-cycles>3</meta:editing-cycles>
    <meta:generator>LibreOffice/5.0.6.3$Windows_x86 LibreOffice_project/490fc03b25318460cfc54456516ea2519c11d1aa</meta:generator>
    <dc:date>2019-05-10T18:46:26.746000000</dc:date>
    <meta:document-statistic meta:table-count="0" meta:image-count="0" meta:object-count="0" meta:page-count="1" meta:paragraph-count="14" meta:word-count="59" meta:character-count="314" meta:non-whitespace-character-count="263"/>
    <meta:user-defined meta:name="Info 1"/>
    <meta:user-defined meta:name="Info 2"/>
    <meta:user-defined meta:name="Info 3"/>
    <meta:user-defined meta:name="Info 4"/>
  </office:meta>
</office:document-meta>
</file>